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ach execution is performed 100 times to get average of val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time measurements are millisecond unit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se: Non-redundant, original execu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lication</text:p>
          </table:table-cell>
          <table:table-cell office:value-type="string" calcext:value-type="string">
            <text:p>Elapsed time Host-&gt;Device</text:p>
          </table:table-cell>
          <table:table-cell office:value-type="string" calcext:value-type="string">
            <text:p>Elapsed time kernel:</text:p>
          </table:table-cell>
          <table:table-cell office:value-type="string" calcext:value-type="string">
            <text:p>Elapsed time Device-&gt;Host:</text:p>
          </table:table-cell>
          <table:table-cell office:value-type="string" calcext:value-type="string">
            <text:p>Power (mW)</text:p>
          </table:table-cell>
          <table:table-cell office:value-type="string" calcext:value-type="string">
            <text:p>GPU Memory (M)</text:p>
          </table:table-cell>
        </table:table-row>
        <table:table-row table:style-name="ro1">
          <table:table-cell/>
          <table:table-cell office:value-type="string" calcext:value-type="string">
            <text:p>Cifar_10</text:p>
          </table:table-cell>
          <table:table-cell office:value-type="float" office:value="0.393111" calcext:value-type="float">
            <text:p>0.393111</text:p>
          </table:table-cell>
          <table:table-cell office:value-type="float" office:value="0.471239" calcext:value-type="float">
            <text:p>0.471239</text:p>
          </table:table-cell>
          <table:table-cell office:value-type="float" office:value="0.114462" calcext:value-type="float">
            <text:p>0.114462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oftmax_bench</text:p>
          </table:table-cell>
          <table:table-cell office:value-type="float" office:value="0.862506" calcext:value-type="float">
            <text:p>0.862506</text:p>
          </table:table-cell>
          <table:table-cell office:value-type="float" office:value="11.2667" calcext:value-type="float">
            <text:p>11.2667</text:p>
          </table:table-cell>
          <table:table-cell office:value-type="float" office:value="2.55021" calcext:value-type="float">
            <text:p>2.5502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lation_2D</text:p>
          </table:table-cell>
          <table:table-cell office:value-type="float" office:value="1.75496" calcext:value-type="float">
            <text:p>1.75496</text:p>
          </table:table-cell>
          <table:table-cell office:value-type="float" office:value="16.9212" calcext:value-type="float">
            <text:p>16.9212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N_bench</text:p>
          </table:table-cell>
          <table:table-cell office:value-type="float" office:value="0.922906" calcext:value-type="float">
            <text:p>0.922906</text:p>
          </table:table-cell>
          <table:table-cell office:value-type="float" office:value="1.62083" calcext:value-type="float">
            <text:p>1.62083</text:p>
          </table:table-cell>
          <table:table-cell office:value-type="float" office:value="2.57838" calcext:value-type="float">
            <text:p>2.57838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u_bench</text:p>
          </table:table-cell>
          <table:table-cell office:value-type="float" office:value="1.2749" calcext:value-type="float">
            <text:p>1.2749</text:p>
          </table:table-cell>
          <table:table-cell office:value-type="float" office:value="2.34039" calcext:value-type="float">
            <text:p>2.34039</text:p>
          </table:table-cell>
          <table:table-cell office:value-type="float" office:value="2.77987" calcext:value-type="float">
            <text:p>2.77987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ase: Triple-Redundant, duplicated input/output, majorityVoti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RN_bench</text:p>
          </table:table-cell>
          <table:table-cell office:value-type="float" office:value="2.95954" calcext:value-type="float">
            <text:p>2.95954</text:p>
          </table:table-cell>
          <table:table-cell office:value-type="float" office:value="4.80614" calcext:value-type="float">
            <text:p>4.80614</text:p>
          </table:table-cell>
          <table:table-cell office:value-type="float" office:value="4.85776" calcext:value-type="float">
            <text:p>4.857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u_bench</text:p>
          </table:table-cell>
          <table:table-cell office:value-type="float" office:value="3.23846" calcext:value-type="float">
            <text:p>3.23846</text:p>
          </table:table-cell>
          <table:table-cell office:value-type="float" office:value="5.20679" calcext:value-type="float">
            <text:p>5.20679</text:p>
          </table:table-cell>
          <table:table-cell office:value-type="float" office:value="4.99561" calcext:value-type="float">
            <text:p>4.99561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olution_2D</text:p>
          </table:table-cell>
          <table:table-cell office:value-type="float" office:value="2.47617" calcext:value-type="float">
            <text:p>2.47617</text:p>
          </table:table-cell>
          <table:table-cell office:value-type="float" office:value="38.7654" calcext:value-type="float">
            <text:p>38.7654</text:p>
          </table:table-cell>
          <table:table-cell office:value-type="float" office:value="5.02498" calcext:value-type="float">
            <text:p>5.024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x_multiplication_bench</text:p>
          </table:table-cell>
          <table:table-cell office:value-type="float" office:value="4.68219" calcext:value-type="float">
            <text:p>4.68219</text:p>
          </table:table-cell>
          <table:table-cell office:value-type="float" office:value="361.012" calcext:value-type="float">
            <text:p>361.012</text:p>
          </table:table-cell>
          <table:table-cell office:value-type="float" office:value="5.52993" calcext:value-type="float">
            <text:p>5.529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velet_transform</text:p>
          </table:table-cell>
          <table:table-cell office:value-type="float" office:value="0.49493" calcext:value-type="float">
            <text:p>0.49493</text:p>
          </table:table-cell>
          <table:table-cell office:value-type="float" office:value="0.120444" calcext:value-type="float">
            <text:p>0.120444</text:p>
          </table:table-cell>
          <table:table-cell office:value-type="float" office:value="0.230958" calcext:value-type="float">
            <text:p>0.2309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pooling</text:p>
          </table:table-cell>
          <table:table-cell office:value-type="float" office:value="0.328149" calcext:value-type="float">
            <text:p>0.328149</text:p>
          </table:table-cell>
          <table:table-cell office:value-type="float" office:value="0.151668" calcext:value-type="float">
            <text:p>0.151668</text:p>
          </table:table-cell>
          <table:table-cell office:value-type="float" office:value="0.199037" calcext:value-type="float">
            <text:p>0.1990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1:01:16.811227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3T15:56:39.068247161</meta:creation-date>
    <dc:date>2023-10-15T13:41:46.335575603</dc:date>
    <meta:editing-duration>PT1H52M45S</meta:editing-duration>
    <meta:editing-cycles>6</meta:editing-cycles>
    <meta:generator>LibreOffice/6.0.7.3$Linux_AARCH64 LibreOffice_project/00m0$Build-3</meta:generator>
    <meta:document-statistic meta:table-count="1" meta:cell-count="61" meta:object-count="0"/>
  </office:meta>
</office:document-meta>
</file>